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4.92mm" svg:y="350.98mm">
            <loext:p draw:notify-on-update-of-ranges="Sheet1.C3:Sheet1.C3 Sheet1.C4:Sheet1.C76 Sheet1.D3:Sheet1.D3 Sheet1.D4:Sheet1.D76 Sheet1.E3:Sheet1.E3 Sheet1.E4:Sheet1.E76 Sheet1.F3:Sheet1.F3 Sheet1.F4:Sheet1.F76 Sheet1.G3:Sheet1.G3 Sheet1.G4:Sheet1.G76 Sheet1.H3:Sheet1.H3 Sheet1.H4:Sheet1.H76 Sheet1.I3:Sheet1.I3 Sheet1.I4:Sheet1.I76 Sheet1.J3:Sheet1.J3 Sheet1.J4:Sheet1.J76 Sheet1.K3:Sheet1.K3 Sheet1.K4:Sheet1.K76 Sheet1.L3:Sheet1.L3 Sheet1.L4:Sheet1.L76 Sheet1.M3:Sheet1.M3 Sheet1.M4:Sheet1.M76 Sheet1.N3:Sheet1.N3 Sheet1.N4:Sheet1.N76 Sheet1.O3:Sheet1.O3 Sheet1.O4:Sheet1.O76 Sheet1.P3:Sheet1.P3 Sheet1.P4:Sheet1.P76 Sheet1.Q3:Sheet1.Q3 Sheet1.Q4:Sheet1.Q76 Sheet1.R3:Sheet1.R3 Sheet1.R4:Sheet1.R76 Sheet1.S3:Sheet1.S3 Sheet1.S4:Sheet1.S76 Sheet1.T3:Sheet1.T3 Sheet1.T4:Sheet1.T76 Sheet1.U3:Sheet1.U3 Sheet1.U4:Sheet1.U76 Sheet1.V3:Sheet1.V3 Sheet1.V4:Sheet1.V76 Sheet1.W3:Sheet1.W3 Sheet1.W4:Sheet1.W76 Sheet1.X3:Sheet1.X3 Sheet1.X4:Sheet1.X76 Sheet1.Y3:Sheet1.Y3 Sheet1.Y4:Sheet1.Y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8"/>
          <table:table-cell table:formula="of:=SUM([.D4:.Z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8"/>
          <table:table-cell table:formula="of:=SUM([.D5:.Z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7"/>
          <table:table-cell table:formula="of:=SUM([.D6:.Z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7"/>
          <table:table-cell table:formula="of:=SUM([.D7:.Z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7"/>
          <table:table-cell table:formula="of:=SUM([.D8:.Z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7"/>
          <table:table-cell table:formula="of:=SUM([.D9:.Z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6"/>
          <table:table-cell table:formula="of:=SUM([.D10:.Z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6"/>
          <table:table-cell table:formula="of:=SUM([.D11:.Z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6"/>
          <table:table-cell table:formula="of:=SUM([.D12:.Z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6"/>
          <table:table-cell table:formula="of:=SUM([.D13:.Z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6"/>
          <table:table-cell table:formula="of:=SUM([.D14:.Z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6"/>
          <table:table-cell table:formula="of:=SUM([.D15:.Z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5"/>
          <table:table-cell table:formula="of:=SUM([.D16:.Z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5"/>
          <table:table-cell table:formula="of:=SUM([.D17:.Z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8:.Z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9:.Z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3"/>
          <table:table-cell table:formula="of:=SUM([.D20:.Z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2"/>
          <table:table-cell table:formula="of:=SUM([.D21:.Z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table:formula="of:=SUM([.D22:.Z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1"/>
          <table:table-cell table:formula="of:=SUM([.D23:.Z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4:.Z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5:.Z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1"/>
          <table:table-cell table:formula="of:=SUM([.D26:.Z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27:.Z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9"/>
          <table:table-cell table:formula="of:=SUM([.D28:.Z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  <table:table-cell table:formula="of:=SUM([.D29:.Z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30:.Z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9"/>
          <table:table-cell table:formula="of:=SUM([.D31:.Z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9"/>
          <table:table-cell table:formula="of:=SUM([.D32:.Z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9"/>
          <table:table-cell table:formula="of:=SUM([.D33:.Z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9"/>
          <table:table-cell table:formula="of:=SUM([.D34:.Z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table:formula="of:=SUM([.D35:.Z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6:.Z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SUM([.D37:.Z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8"/>
          <table:table-cell table:formula="of:=SUM([.D38:.Z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9:.Z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40:.Z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table:formula="of:=SUM([.D41:.Z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42:.Z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7"/>
          <table:table-cell table:formula="of:=SUM([.D43:.Z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7"/>
          <table:table-cell table:formula="of:=SUM([.D44:.Z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7"/>
          <table:table-cell table:formula="of:=SUM([.D45:.Z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7"/>
          <table:table-cell table:formula="of:=SUM([.D46:.Z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7"/>
          <table:table-cell table:formula="of:=SUM([.D47:.Z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7"/>
          <table:table-cell table:formula="of:=SUM([.D48:.Z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formula="of:=SUM([.D49:.Z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6"/>
          <table:table-cell table:formula="of:=SUM([.D50:.Z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5"/>
          <table:table-cell table:formula="of:=SUM([.D51:.Z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5"/>
          <table:table-cell table:formula="of:=SUM([.D52:.Z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5"/>
          <table:table-cell table:formula="of:=SUM([.D53:.Z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5"/>
          <table:table-cell table:formula="of:=SUM([.D54:.Z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5"/>
          <table:table-cell table:formula="of:=SUM([.D55:.Z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5"/>
          <table:table-cell table:formula="of:=SUM([.D56:.Z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5"/>
          <table:table-cell table:formula="of:=SUM([.D57:.Z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5"/>
          <table:table-cell table:formula="of:=SUM([.D58:.Z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5"/>
          <table:table-cell table:formula="of:=SUM([.D59:.Z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5"/>
          <table:table-cell table:formula="of:=SUM([.D60:.Z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1:.Z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2:.Z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3:.Z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3"/>
          <table:table-cell table:formula="of:=SUM([.D64:.Z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3"/>
          <table:table-cell table:formula="of:=SUM([.D65:.Z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66:.Z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 table:formula="of:=SUM([.D67:.Z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2"/>
          <table:table-cell table:formula="of:=SUM([.D68:.Z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2"/>
          <table:table-cell table:formula="of:=SUM([.D69:.Z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2"/>
          <table:table-cell table:formula="of:=SUM([.D70:.Z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2"/>
          <table:table-cell table:formula="of:=SUM([.D71:.Z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72:.Z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formula="of:=SUM([.D73:.Z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formula="of:=SUM([.D74:.Z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formula="of:=SUM([.D75:.Z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/>
          <table:table-cell table:formula="of:=SUM([.D76:.Z7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1:07:48.088778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6-03-17T11:09:37.189491477</dc:date>
    <meta:editing-duration>PT6H31S</meta:editing-duration>
    <meta:editing-cycles>33</meta:editing-cycles>
    <meta:generator>LibreOffice/5.0.5.2$Linux_X86_64 LibreOffice_project/00m0$Build-2</meta:generator>
    <meta:document-statistic meta:table-count="1" meta:cell-count="8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3:Sheet1.Y76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76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76" chart:label-cell-address="Sheet1.D3:Sheet1.D3" chart:class="chart:area">
            <chart:data-point chart:repeated="73"/>
          </chart:series>
          <chart:series chart:style-name="ch11" chart:values-cell-range-address="Sheet1.E4:Sheet1.E76" chart:label-cell-address="Sheet1.E3:Sheet1.E3" chart:class="chart:area">
            <chart:data-point chart:repeated="73"/>
          </chart:series>
          <chart:series chart:style-name="ch12" chart:values-cell-range-address="Sheet1.F4:Sheet1.F76" chart:label-cell-address="Sheet1.F3:Sheet1.F3" chart:class="chart:area">
            <chart:data-point chart:repeated="73"/>
          </chart:series>
          <chart:series chart:style-name="ch13" chart:values-cell-range-address="Sheet1.G4:Sheet1.G76" chart:label-cell-address="Sheet1.G3:Sheet1.G3" chart:class="chart:area">
            <chart:data-point chart:repeated="73"/>
          </chart:series>
          <chart:series chart:style-name="ch14" chart:values-cell-range-address="Sheet1.H4:Sheet1.H76" chart:label-cell-address="Sheet1.H3:Sheet1.H3" chart:class="chart:area">
            <chart:data-point chart:repeated="73"/>
          </chart:series>
          <chart:series chart:style-name="ch15" chart:values-cell-range-address="Sheet1.I4:Sheet1.I76" chart:label-cell-address="Sheet1.I3:Sheet1.I3" chart:class="chart:area">
            <chart:data-point chart:repeated="73"/>
          </chart:series>
          <chart:series chart:style-name="ch16" chart:values-cell-range-address="Sheet1.J4:Sheet1.J76" chart:label-cell-address="Sheet1.J3:Sheet1.J3" chart:class="chart:area">
            <chart:data-point chart:repeated="73"/>
          </chart:series>
          <chart:series chart:style-name="ch17" chart:values-cell-range-address="Sheet1.K4:Sheet1.K76" chart:label-cell-address="Sheet1.K3:Sheet1.K3" chart:class="chart:area">
            <chart:data-point chart:repeated="73"/>
          </chart:series>
          <chart:series chart:style-name="ch18" chart:values-cell-range-address="Sheet1.L4:Sheet1.L76" chart:label-cell-address="Sheet1.L3:Sheet1.L3" chart:class="chart:area">
            <chart:data-point chart:repeated="73"/>
          </chart:series>
          <chart:series chart:style-name="ch19" chart:values-cell-range-address="Sheet1.M4:Sheet1.M76" chart:label-cell-address="Sheet1.M3:Sheet1.M3" chart:class="chart:area">
            <chart:data-point chart:repeated="73"/>
          </chart:series>
          <chart:series chart:style-name="ch20" chart:values-cell-range-address="Sheet1.N4:Sheet1.N76" chart:label-cell-address="Sheet1.N3:Sheet1.N3" chart:class="chart:area">
            <chart:data-point chart:repeated="73"/>
          </chart:series>
          <chart:series chart:style-name="ch21" chart:values-cell-range-address="Sheet1.O4:Sheet1.O76" chart:label-cell-address="Sheet1.O3:Sheet1.O3" chart:class="chart:area">
            <chart:data-point chart:repeated="73"/>
          </chart:series>
          <chart:series chart:style-name="ch10" chart:values-cell-range-address="Sheet1.P4:Sheet1.P76" chart:label-cell-address="Sheet1.P3:Sheet1.P3" chart:class="chart:area">
            <chart:data-point chart:repeated="73"/>
          </chart:series>
          <chart:series chart:style-name="ch11" chart:values-cell-range-address="Sheet1.Q4:Sheet1.Q76" chart:label-cell-address="Sheet1.Q3:Sheet1.Q3" chart:class="chart:area">
            <chart:data-point chart:repeated="73"/>
          </chart:series>
          <chart:series chart:style-name="ch12" chart:values-cell-range-address="Sheet1.R4:Sheet1.R76" chart:label-cell-address="Sheet1.R3:Sheet1.R3" chart:class="chart:area">
            <chart:data-point chart:repeated="73"/>
          </chart:series>
          <chart:series chart:style-name="ch13" chart:values-cell-range-address="Sheet1.S4:Sheet1.S76" chart:label-cell-address="Sheet1.S3:Sheet1.S3" chart:class="chart:area">
            <chart:data-point chart:repeated="73"/>
          </chart:series>
          <chart:series chart:style-name="ch14" chart:values-cell-range-address="Sheet1.T4:Sheet1.T76" chart:label-cell-address="Sheet1.T3:Sheet1.T3" chart:class="chart:area">
            <chart:data-point chart:repeated="73"/>
          </chart:series>
          <chart:series chart:style-name="ch22" chart:values-cell-range-address="Sheet1.U4:Sheet1.U76" chart:label-cell-address="Sheet1.U3:Sheet1.U3" chart:class="chart:area">
            <chart:data-point chart:repeated="73"/>
          </chart:series>
          <chart:series chart:style-name="ch16" chart:values-cell-range-address="Sheet1.V4:Sheet1.V76" chart:label-cell-address="Sheet1.V3:Sheet1.V3" chart:class="chart:area">
            <chart:data-point chart:repeated="73"/>
          </chart:series>
          <chart:series chart:style-name="ch17" chart:values-cell-range-address="Sheet1.W4:Sheet1.W76" chart:label-cell-address="Sheet1.W3:Sheet1.W3" chart:class="chart:area">
            <chart:data-point chart:repeated="73"/>
          </chart:series>
          <chart:series chart:style-name="ch18" chart:values-cell-range-address="Sheet1.X4:Sheet1.X76" chart:label-cell-address="Sheet1.X3:Sheet1.X3" chart:class="chart:area">
            <chart:data-point chart:repeated="73"/>
          </chart:series>
          <chart:series chart:style-name="ch19" chart:values-cell-range-address="Sheet1.Y4:Sheet1.Y76" chart:label-cell-address="Sheet1.Y3:Sheet1.Y3" chart:class="chart:area">
            <chart:data-point chart:repeated="7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76</svg:desc>
                </draw:g>
              </table:table-cell>
              <table:table-cell office:value-type="float" office:value="0.3">
                <text:p>0.3</text:p>
                <draw:g>
                  <svg:desc>Sheet1.D4:Sheet1.D76</svg:desc>
                </draw:g>
              </table:table-cell>
              <table:table-cell office:value-type="float" office:value="27.7">
                <text:p>27.7</text:p>
                <draw:g>
                  <svg:desc>Sheet1.E4:Sheet1.E76</svg:desc>
                </draw:g>
              </table:table-cell>
              <table:table-cell office:value-type="float" office:value="54.2">
                <text:p>54.2</text:p>
                <draw:g>
                  <svg:desc>Sheet1.F4:Sheet1.F76</svg:desc>
                </draw:g>
              </table:table-cell>
              <table:table-cell office:value-type="float" office:value="2.9">
                <text:p>2.9</text:p>
                <draw:g>
                  <svg:desc>Sheet1.G4:Sheet1.G76</svg:desc>
                </draw:g>
              </table:table-cell>
              <table:table-cell office:value-type="float" office:value="14.8">
                <text:p>14.8</text:p>
                <draw:g>
                  <svg:desc>Sheet1.H4:Sheet1.H76</svg:desc>
                </draw:g>
              </table:table-cell>
              <table:table-cell office:value-type="float" office:value="NaN">
                <text:p>NaN</text:p>
                <draw:g>
                  <svg:desc>Sheet1.I4:Sheet1.I76</svg:desc>
                </draw:g>
              </table:table-cell>
              <table:table-cell office:value-type="float" office:value="NaN">
                <text:p>NaN</text:p>
                <draw:g>
                  <svg:desc>Sheet1.J4:Sheet1.J76</svg:desc>
                </draw:g>
              </table:table-cell>
              <table:table-cell office:value-type="float" office:value="NaN">
                <text:p>NaN</text:p>
                <draw:g>
                  <svg:desc>Sheet1.K4:Sheet1.K76</svg:desc>
                </draw:g>
              </table:table-cell>
              <table:table-cell office:value-type="float" office:value="NaN">
                <text:p>NaN</text:p>
                <draw:g>
                  <svg:desc>Sheet1.L4:Sheet1.L76</svg:desc>
                </draw:g>
              </table:table-cell>
              <table:table-cell office:value-type="float" office:value="NaN">
                <text:p>NaN</text:p>
                <draw:g>
                  <svg:desc>Sheet1.M4:Sheet1.M76</svg:desc>
                </draw:g>
              </table:table-cell>
              <table:table-cell office:value-type="float" office:value="NaN">
                <text:p>NaN</text:p>
                <draw:g>
                  <svg:desc>Sheet1.N4:Sheet1.N76</svg:desc>
                </draw:g>
              </table:table-cell>
              <table:table-cell office:value-type="float" office:value="NaN">
                <text:p>NaN</text:p>
                <draw:g>
                  <svg:desc>Sheet1.O4:Sheet1.O76</svg:desc>
                </draw:g>
              </table:table-cell>
              <table:table-cell office:value-type="float" office:value="NaN">
                <text:p>NaN</text:p>
                <draw:g>
                  <svg:desc>Sheet1.P4:Sheet1.P76</svg:desc>
                </draw:g>
              </table:table-cell>
              <table:table-cell office:value-type="float" office:value="NaN">
                <text:p>NaN</text:p>
                <draw:g>
                  <svg:desc>Sheet1.Q4:Sheet1.Q76</svg:desc>
                </draw:g>
              </table:table-cell>
              <table:table-cell office:value-type="float" office:value="NaN">
                <text:p>NaN</text:p>
                <draw:g>
                  <svg:desc>Sheet1.R4:Sheet1.R76</svg:desc>
                </draw:g>
              </table:table-cell>
              <table:table-cell office:value-type="float" office:value="NaN">
                <text:p>NaN</text:p>
                <draw:g>
                  <svg:desc>Sheet1.S4:Sheet1.S76</svg:desc>
                </draw:g>
              </table:table-cell>
              <table:table-cell office:value-type="float" office:value="NaN">
                <text:p>NaN</text:p>
                <draw:g>
                  <svg:desc>Sheet1.T4:Sheet1.T76</svg:desc>
                </draw:g>
              </table:table-cell>
              <table:table-cell office:value-type="float" office:value="NaN">
                <text:p>NaN</text:p>
                <draw:g>
                  <svg:desc>Sheet1.U4:Sheet1.U76</svg:desc>
                </draw:g>
              </table:table-cell>
              <table:table-cell office:value-type="float" office:value="NaN">
                <text:p>NaN</text:p>
                <draw:g>
                  <svg:desc>Sheet1.V4:Sheet1.V76</svg:desc>
                </draw:g>
              </table:table-cell>
              <table:table-cell office:value-type="float" office:value="NaN">
                <text:p>NaN</text:p>
                <draw:g>
                  <svg:desc>Sheet1.W4:Sheet1.W76</svg:desc>
                </draw:g>
              </table:table-cell>
              <table:table-cell office:value-type="float" office:value="NaN">
                <text:p>NaN</text:p>
                <draw:g>
                  <svg:desc>Sheet1.X4:Sheet1.X76</svg:desc>
                </draw:g>
              </table:table-cell>
              <table:table-cell office:value-type="float" office:value="NaN">
                <text:p>NaN</text:p>
                <draw:g>
                  <svg:desc>Sheet1.Y4:Sheet1.Y76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373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